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T1" style:family="text">
      <style:text-properties style:font-name="Arial" fo:font-size="16pt" fo:font-weight="bold" officeooo:rsid="00194691" style:font-size-asian="16pt" style:font-weight-asian="bold" style:font-size-complex="16pt" style:font-weight-complex="bold"/>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officeooo:rsid="001862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1">II.</text:span></text:span><text:span text:style-name="T2"> </text:span><text:span text:style-name="Strong_20_Emphasis"><text:span text:style-name="T2">In Grüppchen stehen und über andere Grüppchen lästern</text:span></text:span></text:h>
      <text:p text:style-name="P1">Selbstverständlich findet die Abfahrt zu einer Uhrzeit statt, wo man alles, was nicht Schlafen ist, unter Strafe stellen müsste. Treffpunkt ist ein grauer Busparkplatz am grauen Stadtrand. Ja, es wird Bus gefahren, dreihundert Kilometer Schaukelei in der Atemluft von vierzig Gleichaltrigen. Ich hoffe, es gibt genug Kotztüten.</text:p>
      <text:p text:style-name="P1">Mutter hatte leider recht: Fast alle aus meiner Stufe scheinen in den Wald zu wollen, was ist nur los mit der Jugend von heute? Ausnahme sind Amir, Eset und Özlem, die wahrscheinlich schön in der Türkei chillen bei Oma und Opa. Und ein paar von den reichen Kids, die in irgendwelchen Resorts mit ihresgleichen Reichen-Tennis spielen.</text:p>
      <text:p text:style-name="P1">Sogar Jörg ist da. Hundertpro hatte auch er keine Wahl. Ich kann mir wirklich nicht vorstellen, dass Jörg auch in den Ferien freiwillig Zeit mit uns verbringt. Steht abseits, wie immer abseits. War der je mal im Wald? Der Rucksack, den ihm sein Vater umschnallt, um an ein paar Gurten zu ziehen<text:span text:style-name="T3">,</text:span> sieht alt und grau aus und wirkt zu klein. So Pins sind drauf<text:span text:style-name="T3">, uncooler geht es nicht. Die beiden umarmen einander und machen so einen komplizierten Handschlag. Lächeln sich an. Lieb.</text:span></text:p>
      <text:p text:style-name="P1">Sonst, wie in der Schule: lauter Grüppchen. Die Netten, die Zocker, die Sportler, die Einser, die Pferdemädchen. Und Marko und seine beiden Jungs: die Dreschke-Zwillinge. Sind jetzt schon beunruhigend gut drauf. Lachen zu laut, lachen einfach, um zu laut zu sein. Das fieseste Lachen ist das unechte, oder?</text:p>
      <text:p text:style-name="P1">Was machen die da an den Reifen? Hey, ich will nicht in einem Bus sterben, wegen Idioten in baugleichen Steppwesten. Okay, scheint bloß »dummen Spruch auf die Felge kritzeln« zu sein. Was über Mädchen vermutlich. Oder über Jörg.</text:p>
      <text:p text:style-name="P1">Auch die Eltern warten in Grüppchen, dass wir losfahren. Die Ausländereltern stehen zusammen, die Ökos lassen eine Tupperbox mit Radieschen kreisen, die Jacken der Outdoor-Eltern reflektieren sinnlos vor sich hin. Die würden am liebsten mitfahren, also, die Outdoor-Eltern und ihre Jacken. Die Eltern von Marko und seinen Kumpels sind auch Kumpels und lachen ebenfalls zu laut.</text:p>
      <text:p text:style-name="P1">Ich grüße niemanden, wuchte meine Tasche in das Gepäckfach und steige direkt in den Bus. Ein schläfriger Rentner hakt meinen Namen auf einer Liste ab. Ich hoffe, mein Auftritt zeigt meine schlechte Laune. Draußen wird aber einfach weitergequasselt, meine Laune interessiert niemanden.</text:p>
      <text:p text:style-name="P1">Ein Elternpulk hat sich um eine junge Frau mit Dreadlocks und einen jungen Mann mit Ziegenbart versammelt – vermutlich Betreuer, die eine letzte Sprechstunde halten. Mutter ist nicht dabei und hat sich auch nicht unter die anderen Eltern gemischt. Sie lehnt an unserem Auto und raucht. Sonst hat oft jemand Mitleid mit ihr, so als Alleinerziehender, und stellt sich dazu, fragt, wie es geht, ob sie was braucht. Mutter mag das gar nicht, glaub ich.</text:p>
      <text:p text:style-name="P1">Jetzt kommt niemand. Vielleicht weil sie raucht? Alleinerziehend und alleinrauchend ist den Leuten dann doch zu viel.</text:p>
      <text:p text:style-name="P1">Vielleicht raucht Mutter, damit keiner kommt?</text:p>
      <text:p text:style-name="P1"><text:soft-page-break/>Ich fänds okay. Und wünsche mir, dass doch jemand rübergeht zu ihr.</text:p>
      <text:p text:style-name="P1">Sie hat mich am Fenster entdeckt und winkt. Ihre Hand sieht froh aus. Weil ich weggehe, denke ich.</text:p>
      <text:p text:style-name="P1">Kompletter Quatsch natürlich. Mutter lächelt nämlich für mich und nicht für sich. Behaupte ich jetzt einfach als Lächel-Experte. Die Kippe zwischen ihren Fingern, ein kleines Rauchzeichen.</text:p>
      <text:p text:style-name="P1">Ich muss schlucken und weiß gar nicht, wieso. Weil ich Mutter nicht jetzt, aber sicher bald vermisse?</text:p>
      <text:p text:style-name="P1">Würde ich natürlich nie zugeben, du spinnst ja. Und winke dann doch zurü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3T05:09:23.611402749</meta:creation-date>
    <dc:date>2025-06-13T09:23:09.732924516</dc:date>
    <meta:editing-duration>PT1H21M19S</meta:editing-duration>
    <meta:editing-cycles>1</meta:editing-cycles>
    <meta:document-statistic meta:table-count="0" meta:image-count="0" meta:object-count="0" meta:page-count="2" meta:paragraph-count="16" meta:word-count="562" meta:character-count="3530" meta:non-whitespace-character-count="2983"/>
    <meta:generator>LibreOffice/24.8.7.2$Linux_X86_64 LibreOffice_project/480$Build-2</meta:generator>
  </office:meta>
</office:document-meta>
</file>